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imbusSanL-Regu" svg:font-family="NimbusSanL-Regu" style:font-family-generic="system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826in" text:min-label-width="0.25in" text:list-level-position-and-space-mode="label-alignment">
          <style:list-level-label-alignment text:label-followed-by="listtab" fo:margin-left="0.532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826in" text:min-label-width="0.25in" text:list-level-position-and-space-mode="label-alignment">
          <style:list-level-label-alignment text:label-followed-by="listtab" fo:margin-left="1.032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26in" text:min-label-width="0.25in" text:list-level-position-and-space-mode="label-alignment">
          <style:list-level-label-alignment text:label-followed-by="listtab" fo:margin-left="1.532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26in" text:min-label-width="0.25in" text:list-level-position-and-space-mode="label-alignment">
          <style:list-level-label-alignment text:label-followed-by="listtab" fo:margin-left="2.032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26in" text:min-label-width="0.25in" text:list-level-position-and-space-mode="label-alignment">
          <style:list-level-label-alignment text:label-followed-by="listtab" fo:margin-left="2.532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26in" text:min-label-width="0.25in" text:list-level-position-and-space-mode="label-alignment">
          <style:list-level-label-alignment text:label-followed-by="listtab" fo:margin-left="3.032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26in" text:min-label-width="0.25in" text:list-level-position-and-space-mode="label-alignment">
          <style:list-level-label-alignment text:label-followed-by="listtab" fo:margin-left="3.532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26in" text:min-label-width="0.25in" text:list-level-position-and-space-mode="label-alignment">
          <style:list-level-label-alignment text:label-followed-by="listtab" fo:margin-left="4.032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26in" text:min-label-width="0.25in" text:list-level-position-and-space-mode="label-alignment">
          <style:list-level-label-alignment text:label-followed-by="listtab" fo:margin-left="4.532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GB" style:language-asian="zh" style:country-asian="CN"/>
    </style:style>
    <style:style style:name="P3" style:parent-style-name="Normal" style:family="paragraph">
      <style:paragraph-properties fo:border-top="0.0416in solid #5B9BD5" fo:border-left="none" fo:border-bottom="0.0416in solid #5B9BD5" fo:border-right="none" fo:padding-top="0.1111in" fo:padding-left="0in" fo:padding-bottom="0.1111in" fo:padding-right="0in" style:shadow="none" fo:margin-bottom="0in"/>
    </style:style>
    <style:style style:name="T4" style:parent-style-name="DefaultParagraphFont" style:family="text">
      <style:text-properties fo:font-weight="bold" style:font-weight-asian="bold"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font-weight="bold" style:font-weight-asian="bold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font-weight="bold" style:font-weight-asian="bold"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style:font-name="NimbusSanL-Regu" style:font-name-asian="SimSun" style:font-name-complex="NimbusSanL-Regu" fo:font-size="14.5pt" style:font-size-asian="14.5pt" style:font-size-complex="14.5pt" style:text-underline-type="single" style:text-underline-style="solid" style:text-underline-width="auto" style:text-underline-mode="continuous" fo:language="en" fo:country="GB" style:language-asian="zh" style:country-asian="CN"/>
    </style:style>
    <style:style style:name="P12" style:parent-style-name="Heading2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3" style:parent-style-name="Heading4Char" style:family="text">
      <style:text-properties fo:language="en" fo:country="GB"/>
    </style:style>
    <style:style style:name="P14" style:parent-style-name="NoSpacing" style:family="paragraph">
      <style:text-properties fo:language="en" fo:country="US"/>
    </style:style>
    <style:style style:name="P15" style:parent-style-name="NoSpacing" style:family="paragraph"/>
    <style:style style:name="T16" style:parent-style-name="DefaultParagraphFont" style:family="text">
      <style:text-properties fo:language="en" fo:country="US"/>
    </style:style>
    <style:style style:name="P17" style:parent-style-name="NoSpacing" style:family="paragraph"/>
    <style:style style:name="T18" style:parent-style-name="DefaultParagraphFont" style:family="text">
      <style:text-properties fo:language="en" fo:country="US"/>
    </style:style>
    <style:style style:name="P19" style:parent-style-name="NoSpacing" style:family="paragraph"/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P22" style:parent-style-name="Heading5" style:family="paragraph">
      <style:text-properties fo:language="en" fo:country="US"/>
    </style:style>
    <style:style style:name="P23" style:parent-style-name="NoSpacing" style:family="paragraph"/>
    <style:style style:name="T24" style:parent-style-name="DefaultParagraphFont" style:family="text">
      <style:text-properties fo:language="en" fo:country="US"/>
    </style:style>
    <style:style style:name="P25" style:parent-style-name="NoSpacing" style:family="paragraph"/>
    <style:style style:name="T26" style:parent-style-name="DefaultParagraphFont" style:family="text">
      <style:text-properties fo:language="en" fo:country="US"/>
    </style:style>
    <style:style style:name="P27" style:parent-style-name="NoSpacing" style:family="paragraph"/>
    <style:style style:name="T28" style:parent-style-name="DefaultParagraphFont" style:family="text">
      <style:text-properties fo:language="en" fo:country="US"/>
    </style:style>
    <style:style style:name="P29" style:parent-style-name="NoSpacing" style:family="paragraph"/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style:font-name="SimSun" style:font-name-asian="SimSun"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style:font-name="SimSun" style:font-name-asian="SimSun"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style:font-name="SimSun" style:font-name-asian="SimSun"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style:font-name="SimSun" style:font-name-asian="SimSun"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style:font-name="SimSun" style:font-name-asian="SimSun" fo:language="en" fo:country="US"/>
    </style:style>
    <style:style style:name="T40" style:parent-style-name="DefaultParagraphFont" style:family="text">
      <style:text-properties fo:language="en" fo:country="US"/>
    </style:style>
    <style:style style:name="P41" style:parent-style-name="NoSpacing" style:family="paragraph"/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style:font-name="SimSun" style:font-name-asian="SimSun" fo:language="en" fo:country="US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style:font-name="SimSun" style:font-name-asian="SimSun"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style:font-name="SimSun" style:font-name-asian="SimSun" fo:language="en" fo:country="US"/>
    </style:style>
    <style:style style:name="T48" style:parent-style-name="DefaultParagraphFont" style:family="text">
      <style:text-properties style:font-name-asian="SimSun" style:font-name-complex="Calibri" fo:language="en" fo:country="US"/>
    </style:style>
    <style:style style:name="T49" style:parent-style-name="DefaultParagraphFont" style:family="text">
      <style:text-properties style:font-name="SimSun" style:font-name-asian="SimSun" fo:language="en" fo:country="US"/>
    </style:style>
    <style:style style:name="T50" style:parent-style-name="DefaultParagraphFont" style:family="text">
      <style:text-properties style:font-name-asian="SimSun" style:font-name-complex="Calibri" fo:language="en" fo:country="US"/>
    </style:style>
    <style:style style:name="P51" style:parent-style-name="Heading5" style:family="paragraph">
      <style:text-properties fo:language="en" fo:country="US"/>
    </style:style>
    <style:style style:name="P52" style:parent-style-name="NoSpacing" style:family="paragraph">
      <style:text-properties fo:language="en" fo:country="US"/>
    </style:style>
    <style:style style:name="P53" style:parent-style-name="NoSpacing" style:family="paragraph">
      <style:text-properties fo:language="en" fo:country="US"/>
    </style:style>
    <style:style style:name="T54" style:parent-style-name="Heading5Char" style:family="text">
      <style:text-properties fo:language="en" fo:country="GB"/>
    </style:style>
    <style:style style:name="P55" style:parent-style-name="NoSpacing" style:family="paragraph">
      <style:text-properties fo:language="en" fo:country="US"/>
    </style:style>
    <style:style style:name="P56" style:parent-style-name="NoSpacing" style:family="paragraph">
      <style:text-properties fo:language="en" fo:country="US"/>
    </style:style>
    <style:style style:name="P57" style:parent-style-name="NoSpacing" style:family="paragraph">
      <style:text-properties fo:language="en" fo:country="US"/>
    </style:style>
    <style:style style:name="P58" style:parent-style-name="NoSpacing" style:family="paragraph">
      <style:text-properties fo:language="en" fo:country="US"/>
    </style:style>
    <style:style style:name="P59" style:parent-style-name="NoSpacing" style:family="paragraph">
      <style:text-properties fo:language="en" fo:country="US"/>
    </style:style>
    <style:style style:name="T60" style:parent-style-name="Heading5Char" style:family="text">
      <style:text-properties fo:language="en" fo:country="GB"/>
    </style:style>
    <style:style style:name="P61" style:parent-style-name="NoSpacing" style:family="paragraph">
      <style:text-properties fo:language="en" fo:country="GB"/>
    </style:style>
    <style:style style:name="T62" style:parent-style-name="Heading5Char" style:family="text">
      <style:text-properties fo:language="en" fo:country="US"/>
    </style:style>
    <style:style style:name="P63" style:parent-style-name="NoSpacing" style:family="paragraph">
      <style:text-properties fo:language="en" fo:country="US"/>
    </style:style>
    <style:style style:name="P64" style:parent-style-name="NoSpacing" style:family="paragraph">
      <style:text-properties fo:language="en" fo:country="US"/>
    </style:style>
    <style:style style:name="P65" style:parent-style-name="NoSpacing" style:family="paragraph"/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P71" style:parent-style-name="Heading5" style:family="paragraph">
      <style:text-properties fo:language="en" fo:country="US"/>
    </style:style>
    <style:style style:name="P72" style:parent-style-name="NoSpacing" style:family="paragraph">
      <style:text-properties fo:language="en" fo:country="US"/>
    </style:style>
    <style:style style:name="P73" style:parent-style-name="NoSpacing" style:family="paragraph">
      <style:text-properties fo:language="en" fo:country="US"/>
    </style:style>
    <style:style style:name="P74" style:parent-style-name="NoSpacing" style:family="paragraph"/>
    <style:style style:name="P75" style:parent-style-name="NoSpacing" style:family="paragraph"/>
    <style:style style:name="P76" style:parent-style-name="NoSpacing" style:family="paragraph"/>
    <style:style style:name="P77" style:parent-style-name="Heading5" style:family="paragraph">
      <style:text-properties fo:language="en" fo:country="US"/>
    </style:style>
    <style:style style:name="P78" style:parent-style-name="ListParagraph" style:family="paragraph">
      <style:paragraph-properties fo:margin-bottom="0in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P81" style:parent-style-name="ListParagraph" style:family="paragraph">
      <style:paragraph-properties fo:margin-bottom="0in" fo:margin-left="0.9958in" fo:text-indent="-0.2479in">
        <style:tab-stops/>
      </style:paragraph-properties>
    </style:style>
    <style:style style:name="P82" style:parent-style-name="ListParagraph" style:family="paragraph">
      <style:paragraph-properties fo:margin-bottom="0in" fo:margin-left="0.9958in" fo:text-indent="-0.2479in">
        <style:tab-stops/>
      </style:paragraph-properties>
    </style:style>
    <style:style style:name="P83" style:parent-style-name="ListParagraph" style:family="paragraph">
      <style:paragraph-properties fo:margin-bottom="0in" fo:margin-left="0.9958in" fo:text-indent="-0.2479in">
        <style:tab-stops/>
      </style:paragraph-properties>
    </style:style>
    <style:style style:name="P84" style:parent-style-name="Heading2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style:font-name="SimSun" style:font-name-asian="SimSun"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en" fo:country="US"/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style:font-name="SimSun" style:font-name-asian="SimSun"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T9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language="en" fo:country="US"/>
    </style:style>
    <style:style style:name="T10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05" style:parent-style-name="DefaultParagraphFont" style:family="text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0" style:parent-style-name="DefaultParagraphFont" style:family="text">
      <style:text-properties fo:language="en" fo:country="US"/>
    </style:style>
    <style:style style:name="T111" style:parent-style-name="DefaultParagraphFont" style:family="text">
      <style:text-properties style:font-name="SimSun" style:font-name-asian="SimSun" fo:language="en" fo:country="US"/>
    </style:style>
    <style:style style:name="T112" style:parent-style-name="DefaultParagraphFont" style:family="text">
      <style:text-properties fo:language="en" fo:country="US"/>
    </style:style>
    <style:style style:name="T113" style:parent-style-name="DefaultParagraphFont" style:family="text">
      <style:text-properties style:font-name="SimSun" style:font-name-asian="SimSun" fo:language="en" fo:country="US"/>
    </style:style>
    <style:style style:name="T114" style:parent-style-name="DefaultParagraphFont" style:family="text">
      <style:text-properties fo:language="en" fo:country="US"/>
    </style:style>
    <style:style style:name="T115" style:parent-style-name="DefaultParagraphFont" style:family="text">
      <style:text-properties style:font-name="SimSun" style:font-name-asian="SimSun" fo:language="en" fo:country="US"/>
    </style:style>
    <style:style style:name="T116" style:parent-style-name="DefaultParagraphFont" style:family="text">
      <style:text-properties fo:language="en" fo:country="US"/>
    </style:style>
    <style:style style:name="T11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style:font-name="SimSun" style:font-name-asian="SimSun" fo:language="en" fo:country="US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style:font-name="SimSun" style:font-name-asian="SimSun"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style:font-name="SimSun" style:font-name-asian="SimSun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style:font-name="SimSun" style:font-name-asian="SimSun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transparent" draw:textarea-vertical-align="top" draw:textarea-horizontal-align="left" style:wrap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1.22639in" svg:y="0.34861in" svg:width="5.79167in" svg:height="1.08264in" style:rel-width="scale" style:rel-height="scale"><draw:text-box><text:p text:style-name="P3"><text:span text:style-name="T4">Questions</text:span><text:span text:style-name="T5"><text:s/>on the exam should be<text:s/></text:span><text:span text:style-name="T6">in English</text:span><text:span text:style-name="T7"><text:s/>(I have asked for this and handed in English-language questions but not received a guarantee that they won’t be back-translated to<text:s/></text:span><text:span text:style-name="T8">German) and<text:s/></text:span><text:span text:style-name="T9">should be answered in the language they are posed in</text:span><text:span text:style-name="T10">!</text:span></text:p></draw:text-box><svg:title/><svg:desc/></draw:frame></text:span><text:span text:style-name="T11">BASIC STATISTICS FOR BIOLOGISTS – EXAM INFORMATION</text:span></text:p>
      <text:h text:style-name="P12" text:outline-level="2">Seminar Breakdown:</text:h>
      <text:p text:style-name="NoSpacing"><text:span text:style-name="T13">Seminar 1 – Introduction to Statistics</text:span></text:p>
      <text:list text:style-name="LFO1" text:continue-numbering="true">
        <text:list-item>
          <text:p text:style-name="P14">Be familiar with terminology of:</text:p>
          <text:list text:continue-numbering="true">
            <text:list-item>
              <text:p text:style-name="P15"><text:span text:style-name="T16">Population/Sample</text:span></text:p>
            </text:list-item>
            <text:list-item>
              <text:p text:style-name="P17"><text:span text:style-name="T18">Training Data/ Test Data</text:span></text:p>
            </text:list-item>
            <text:list-item>
              <text:p text:style-name="P19"><text:span text:style-name="T20">Rando</text:span><text:span text:style-name="T21">misation <text:s/>(what makes data random and how to achieve that in R)</text:span></text:p>
            </text:list-item>
          </text:list>
        </text:list-item>
      </text:list>
      <text:h text:style-name="P22" text:outline-level="5">Seminar 2 – Introduction to R</text:h>
      <text:list text:style-name="LFO1" text:continue-numbering="true">
        <text:list-item>
          <text:p text:style-name="P23"><text:span text:style-name="T24">Assigning and Removing Objects</text:span></text:p>
        </text:list-item>
        <text:list-item>
          <text:p text:style-name="P25"><text:span text:style-name="T26">Load Data on a certain name (provide the code)</text:span></text:p>
        </text:list-item>
        <text:list-item>
          <text:p text:style-name="P27"><text:span text:style-name="T28">Object Types (list object types and modes)<text:s/></text:span></text:p>
        </text:list-item>
        <text:list-item>
          <text:p text:style-name="P29"><text:span text:style-name="T30">Object Dimensions (know how<text:s/></text:span><text:span text:style-name="T31">str</text:span><text:span text:style-name="T32">,<text:s/></text:span><text:span text:style-name="T33">class</text:span><text:span text:style-name="T34">,<text:s/></text:span><text:span text:style-name="T35">summary</text:span><text:span text:style-name="T36">,<text:s/></text:span><text:span text:style-name="T37">dim</text:span><text:span text:style-name="T38">, and<text:s/></text:span><text:span text:style-name="T39">view</text:span><text:span text:style-name="T40"><text:s/>work and when to use which)<text:s/></text:span></text:p>
        </text:list-item>
        <text:list-item>
          <text:p text:style-name="P41"><text:span text:style-name="T42">Basic commands of R (</text:span><text:span text:style-name="T43">getwd</text:span><text:span text:style-name="T44">,<text:s/></text:span><text:span text:style-name="T45">setwd</text:span><text:span text:style-name="T46">,<text:s/></text:span><text:span text:style-name="T47">rm</text:span><text:span text:style-name="T48">,</text:span><text:span text:style-name="T49">?</text:span><text:span text:style-name="T50">, etc.)</text:span></text:p>
        </text:list-item>
      </text:list>
      <text:h text:style-name="P51" text:outline-level="5">Seminar 3 – A Primer for Statistical Tests</text:h>
      <text:list text:style-name="LFO2" text:continue-numbering="true">
        <text:list-item>
          <text:p text:style-name="P52">Variable scales and what they imply</text:p>
        </text:list-item>
        <text:list-item>
          <text:p text:style-name="P53">Tests for normality of the data</text:p>
        </text:list-item>
      </text:list>
      <text:p text:style-name="NoSpacing"><text:span text:style-name="T54">Seminar 4 – Descriptive Statistics</text:span></text:p>
      <text:list text:style-name="LFO2" text:continue-numbering="true">
        <text:list-item>
          <text:p text:style-name="P55">Differences<text:s/>between descriptive and inferential statistics and when you would use which</text:p>
        </text:list-item>
        <text:list-item>
          <text:p text:style-name="P56">Descriptive parameters (no calculation formulas):</text:p>
          <text:list text:continue-numbering="true">
            <text:list-item>
              <text:p text:style-name="P57">What do they describe?</text:p>
            </text:list-item>
            <text:list-item>
              <text:p text:style-name="P58">How do they react to outliers?</text:p>
            </text:list-item>
            <text:list-item>
              <text:p text:style-name="P59">How do you obtain them in R?</text:p>
            </text:list-item>
          </text:list>
        </text:list-item>
      </text:list>
      <text:p text:style-name="NoSpacing"><text:span text:style-name="T60">Seminar 5 – Data visualization<text:s/></text:span></text:p>
      <text:list text:style-name="LFO2" text:continue-numbering="true">
        <text:list-item>
          <text:p text:style-name="P61">Not on the exam (but important for your research)</text:p>
        </text:list-item>
      </text:list>
      <text:p text:style-name="NoSpacing"><text:span text:style-name="T62">Seminar 6 – Inferential Statistics</text:span></text:p>
      <text:list text:style-name="LFO2" text:continue-numbering="true">
        <text:list-item>
          <text:p text:style-name="P63">Be able to establish Null and Alternative Hypotheses</text:p>
        </text:list-item>
        <text:list-item>
          <text:p text:style-name="P64">How to Go About Testing Hypotheses</text:p>
        </text:list-item>
        <text:list-item>
          <text:p text:style-name="P65"><text:span text:style-name="T66">Choosing The Appropriate Test (table with statistical tests)</text:span><text:span text:style-name="T67"><text:line-break/></text:span><text:span text:style-name="T68"></text:span><text:span text:style-name="T69"><text:s/>On a personal note, I detest havin</text:span><text:span text:style-name="T70">g to have this on the exam and would not ask this of you if I had the freedom to take the possibility of this being off the exam out back</text:span></text:p>
        </text:list-item>
      </text:list>
      <text:h text:style-name="P71" text:outline-level="5">Seminar 7 – Data Handling</text:h>
      <text:list text:style-name="LFO3" text:continue-numbering="true">
        <text:list-item>
          <text:p text:style-name="P72">README file (what is it for and what does it contain)</text:p>
        </text:list-item>
        <text:list-item>
          <text:p text:style-name="P73">Common Issues (be able to spot these in a data set):</text:p>
          <text:list text:continue-numbering="true">
            <text:list-item>
              <text:p text:style-name="P74"><text:span text:style-name="Strong">NAs in Excelsheet?<text:s/></text:span></text:p>
            </text:list-item>
            <text:list-item>
              <text:p text:style-name="P75"><text:span text:style-name="Strong">Dots or Commas?<text:s/></text:span></text:p>
            </text:list-item>
            <text:list-item>
              <text:p text:style-name="P76"><text:span text:style-name="Strong">Redundancy and Sparsity?</text:span></text:p>
            </text:list-item>
          </text:list>
        </text:list-item>
      </text:list>
      <text:h text:style-name="P77" text:outline-level="5">Seminars 8-12 – Statistical Tests</text:h>
      <text:list text:style-name="LFO3" text:continue-numbering="true">
        <text:list-item>
          <text:p text:style-name="P78"><text:span text:style-name="T79">For each test we<text:s/></text:span><text:span text:style-name="Strong">covered</text:span><text:span text:style-name="T80">:</text:span></text:p>
          <text:list text:continue-numbering="true">
            <text:list-item>
              <text:p text:style-name="P81"><text:span text:style-name="Strong">Know what it does</text:span></text:p>
            </text:list-item>
            <text:list-item>
              <text:p text:style-name="P82"><text:span text:style-name="Strong">Its R notation</text:span></text:p>
            </text:list-item>
            <text:list-item>
              <text:p text:style-name="P83"><text:span text:style-name="Strong">The assumptions that come with it</text:span><text:span text:style-name="Strong"><text:line-break/></text:span></text:p>
            </text:list-item>
          </text:list>
        </text:list-item>
      </text:list>
      <text:soft-page-break/>
      <text:h text:style-name="P84" text:outline-level="2">Example Questions:</text:h>
      <text:p text:style-name="Normal"><text:span text:style-name="T85">1) what does<text:s/></text:span><text:span text:style-name="T86">setwd()</text:span><text:span text:style-name="T87"><text:s/>do?</text:span><text:span text:style-name="T88"><text:line-break/></text:span><text:span text:style-name="T89"></text:span><text:span text:style-name="T90"><text:s/></text:span><text:span text:style-name="T91">setting working directory<text:s/></text:span></text:p>
      <text:p text:style-name="Normal"><text:span text:style-name="T92">2) How do you identify the working directory?</text:span><text:span text:style-name="T93"><text:line-break/></text:span><text:span text:style-name="T94"></text:span><text:span text:style-name="T95"><text:s/></text:span><text:span text:style-name="T96">getwd()</text:span></text:p>
      <text:p text:style-name="Normal"><text:span text:style-name="T97">3) What is a binary scale and what does it imply?</text:span><text:span text:style-name="T98"><text:line-break/></text:span><text:span text:style-name="T99"></text:span><text:span text:style-name="T100"><text:s/>a special case of a nominal scale that it implies that the data values fall onto 2 states</text:span></text:p>
      <text:p text:style-name="Normal"><text:span text:style-name="T101">4) Your data: flight length and</text:span><text:span text:style-name="T102"><text:s/>avian species membership. You want to run a Spearman-correlation. How do you do this?</text:span><text:span text:style-name="T103"><text:line-break/></text:span><text:span text:style-name="T104"></text:span><text:span text:style-name="T105"><text:s/>it is not an option, because both the data need to be continuous, but species is categorical!</text:span></text:p>
      <text:p text:style-name="Normal"><text:span text:style-name="T106">5) You want to read data from an excel file from an csv-format, how do yo</text:span><text:span text:style-name="T107">u do that?</text:span><text:span text:style-name="T108"><text:line-break/></text:span><text:span text:style-name="T109"></text:span><text:span text:style-name="T110"><text:s/></text:span><text:span text:style-name="T111">read.csv</text:span><text:span text:style-name="T112">/</text:span><text:span text:style-name="T113">read.table</text:span></text:p>
      <text:p text:style-name="Normal"><text:span text:style-name="T114">6) Subtract 1 from every element in vector<text:s/></text:span><text:span text:style-name="T115">a &lt;- c(1,2,3,4,5,6)</text:span><text:span text:style-name="T116"><text:line-break/></text:span><text:span text:style-name="T117"></text:span><text:span text:style-name="T118"><text:s/></text:span><text:span text:style-name="T119">a–1</text:span><text:span text:style-name="T120"><text:s/></text:span></text:p>
      <text:p text:style-name="Normal"><text:span text:style-name="T121">7) Select the third element of the vector<text:s/></text:span><text:span text:style-name="T122">a</text:span><text:span text:style-name="T123"><text:s/>and add 5</text:span><text:span text:style-name="T124"><text:line-break/></text:span><text:span text:style-name="T125"></text:span><text:span text:style-name="T126"><text:s/></text:span><text:span text:style-name="T127">a[3] + 5</text:span></text:p>
      <text:p text:style-name="Normal"><text:span text:style-name="T128">8) How do I convert a numeric vector into a character vector</text:span><text:span text:style-name="T129"><text:line-break/></text:span><text:span text:style-name="T130"></text:span><text:span text:style-name="T131"><text:s/></text:span><text:span text:style-name="T132">as.character()</text:span></text:p>
      <text:p text:style-name="Normal"><text:span text:style-name="T133">9) You wan</text:span><text:span text:style-name="T134">t to run an anaylsis to answer the question whether toad length influences toad eye span. A shapiro test of the two data sets (length and eye span) has concluded with p-values 0.012 and 0.004, respectively. Which test do you use and why?</text:span><text:span text:style-name="T135"><text:line-break/></text:span><text:span text:style-name="T136"></text:span><text:span text:style-name="T137"><text:s/>Pearson correlat</text:span><text:span text:style-name="T138">ion as both variable values are metric and normal distribut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imbusSanL-Regu" svg:font-family="NimbusSanL-Regu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SimSu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SimSu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SimSu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SimSun" fo:color="#2E74B5" fo:hyphenate="false"/>
    </style:style>
    <style:style style:name="Normal" style:display-name="Normal" style:family="paragraph">
      <style:paragraph-properties fo:margin-bottom="0.1388in" fo:line-height="115%"/>
      <style:text-properties style:font-name-asian="Calibri" fo:language="de" fo:country="DE" style:language-asian="en" style:country-asian="US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SimSun" style:font-name-complex="Times New Roman" fo:color="#2E74B5" fo:font-size="13pt" style:font-size-asian="13pt" style:font-size-complex="13pt" fo:language="de" fo:country="DE" style:language-asian="en" style:country-asian="US"/>
    </style:style>
    <style:style style:name="Heading3Char" style:display-name="Heading 3 Char" style:family="text" style:parent-style-name="DefaultParagraphFont">
      <style:text-properties style:font-name="Calibri Light" style:font-name-asian="SimSun" style:font-name-complex="Times New Roman" fo:color="#1F4D78" fo:font-size="12pt" style:font-size-asian="12pt" style:font-size-complex="12pt" fo:language="de" fo:country="DE" style:language-asian="en" style:country-asian="US"/>
    </style:style>
    <style:style style:name="Heading4Char" style:display-name="Heading 4 Char" style:family="text" style:parent-style-name="DefaultParagraphFont">
      <style:text-properties style:font-name="Calibri Light" style:font-name-asian="SimSun" style:font-name-complex="Times New Roman" fo:font-style="italic" style:font-style-asian="italic" style:font-style-complex="italic" fo:color="#2E74B5" fo:language="de" fo:country="DE" style:language-asian="en" style:country-asian="US"/>
    </style:style>
    <style:style style:name="NoSpacing" style:display-name="No Spacing" style:family="paragraph">
      <style:paragraph-properties fo:margin-bottom="0in" fo:line-height="100%"/>
      <style:text-properties style:font-name-asian="Calibri" fo:language="de" fo:country="DE" style:language-asian="en" style:country-asian="US" fo:hyphenate="false"/>
    </style:style>
    <style:style style:name="Heading5Char" style:display-name="Heading 5 Char" style:family="text" style:parent-style-name="DefaultParagraphFont">
      <style:text-properties style:font-name="Calibri Light" style:font-name-asian="SimSun" style:font-name-complex="Times New Roman" fo:color="#2E74B5" fo:language="de" fo:country="DE" style:language-asian="en" style:country-asian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>
      <style:text-properties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Calibri" style:font-name-asian="Calibri" style:font-name-complex="Calibri" fo:font-style="normal" style:font-style-asian="normal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 fo:font-style="normal" style:font-style-asian="normal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 fo:font-style="normal" style:font-style-asian="normal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826in" text:min-label-width="0.25in" text:list-level-position-and-space-mode="label-alignment">
          <style:list-level-label-alignment text:label-followed-by="listtab" fo:margin-left="0.532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826in" text:min-label-width="0.25in" text:list-level-position-and-space-mode="label-alignment">
          <style:list-level-label-alignment text:label-followed-by="listtab" fo:margin-left="1.032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26in" text:min-label-width="0.25in" text:list-level-position-and-space-mode="label-alignment">
          <style:list-level-label-alignment text:label-followed-by="listtab" fo:margin-left="1.532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26in" text:min-label-width="0.25in" text:list-level-position-and-space-mode="label-alignment">
          <style:list-level-label-alignment text:label-followed-by="listtab" fo:margin-left="2.032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26in" text:min-label-width="0.25in" text:list-level-position-and-space-mode="label-alignment">
          <style:list-level-label-alignment text:label-followed-by="listtab" fo:margin-left="2.532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26in" text:min-label-width="0.25in" text:list-level-position-and-space-mode="label-alignment">
          <style:list-level-label-alignment text:label-followed-by="listtab" fo:margin-left="3.032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26in" text:min-label-width="0.25in" text:list-level-position-and-space-mode="label-alignment">
          <style:list-level-label-alignment text:label-followed-by="listtab" fo:margin-left="3.532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26in" text:min-label-width="0.25in" text:list-level-position-and-space-mode="label-alignment">
          <style:list-level-label-alignment text:label-followed-by="listtab" fo:margin-left="4.032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26in" text:min-label-width="0.25in" text:list-level-position-and-space-mode="label-alignment">
          <style:list-level-label-alignment text:label-followed-by="listtab" fo:margin-left="4.532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ik Kusch</meta:initial-creator>
    <dc:creator>Erik Kusch</dc:creator>
    <meta:creation-date>2019-06-29T05:05:00Z</meta:creation-date>
    <dc:date>2019-07-01T16:19:00Z</dc:date>
    <meta:template xlink:href="Normal.dotm" xlink:type="simple"/>
    <meta:editing-cycles>4</meta:editing-cycles>
    <meta:editing-duration>PT1920S</meta:editing-duration>
    <meta:document-statistic meta:page-count="2" meta:paragraph-count="5" meta:word-count="419" meta:character-count="2804" meta:row-count="19" meta:non-whitespace-character-count="2390"/>
  </office:meta>
</office:document-meta>
</file>